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5d90" officeooo:paragraph-rsid="00075d90"/>
    </style:style>
    <style:style style:name="P2" style:family="paragraph" style:parent-style-name="Standard">
      <style:text-properties officeooo:rsid="0007ae1f" officeooo:paragraph-rsid="0007ae1f"/>
    </style:style>
    <style:style style:name="P3" style:family="paragraph">
      <style:paragraph-properties fo:text-align="center"/>
    </style:style>
    <style:style style:name="P4" style:family="paragraph">
      <loext:graphic-properties draw:fill-color="#579d1c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0084d1"/>
      <style:paragraph-properties fo:text-align="center"/>
    </style:style>
    <style:style style:name="P7" style:family="paragraph">
      <loext:graphic-properties draw:fill="none" draw:fill-color="#ffffff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fill-color="#579d1c" draw:textarea-horizontal-align="justify" draw:textarea-vertical-align="middle" draw:auto-grow-height="false" fo:min-height="0.626cm" fo:min-width="0.626cm" style:run-through="foreground"/>
    </style:style>
    <style:style style:name="gr3" style:family="graphic">
      <style:graphic-properties draw:fill-color="#ff0000" draw:textarea-horizontal-align="justify" draw:textarea-vertical-align="middle" draw:auto-grow-height="false" fo:min-height="0.626cm" fo:min-width="0.626cm" style:run-through="foreground"/>
    </style:style>
    <style:style style:name="gr4" style:family="graphic">
      <style:graphic-properties draw:fill-color="#0084d1" draw:textarea-horizontal-align="justify" draw:textarea-vertical-align="middle" draw:auto-grow-height="false" fo:min-height="0.626cm" fo:min-width="0.626cm" style:run-through="foreground"/>
    </style:style>
    <style:style style:name="gr5" style:family="graphic">
      <style:graphic-properties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87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7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6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style-name="gr1"><draw:custom-shape draw:style-name="gr2" draw:text-style-name="P4" svg:width="0.627cm" svg:height="0.627cm" svg:x="0.118cm" svg:y="0.88cm"><text:p text:style-name="P3">G7</text:p><draw:enhanced-geometry svg:viewBox="0 0 21600 21600" draw:type="rectangle" draw:enhanced-path="M 0 0 L 21600 0 21600 21600 0 21600 0 0 Z N"/></draw:custom-shape><draw:custom-shape draw:style-name="gr2" draw:text-style-name="P4" svg:width="0.627cm" svg:height="0.627cm" svg:x="0.744cm" svg:y="0.88cm"><text:p text:style-name="P3">G6</text:p><draw:enhanced-geometry svg:viewBox="0 0 21600 21600" draw:type="rectangle" draw:enhanced-path="M 0 0 L 21600 0 21600 21600 0 21600 0 0 Z N"/></draw:custom-shape><draw:custom-shape draw:style-name="gr2" draw:text-style-name="P4" svg:width="0.627cm" svg:height="0.627cm" svg:x="1.37cm" svg:y="0.88cm"><text:p text:style-name="P3">G5</text:p><draw:enhanced-geometry svg:viewBox="0 0 21600 21600" draw:type="rectangle" draw:enhanced-path="M 0 0 L 21600 0 21600 21600 0 21600 0 0 Z N"/></draw:custom-shape><draw:custom-shape draw:style-name="gr2" draw:text-style-name="P4" svg:width="0.627cm" svg:height="0.627cm" svg:x="1.997cm" svg:y="0.88cm"><text:p text:style-name="P3">G4</text:p><draw:enhanced-geometry svg:viewBox="0 0 21600 21600" draw:type="rectangle" draw:enhanced-path="M 0 0 L 21600 0 21600 21600 0 21600 0 0 Z N"/></draw:custom-shape><draw:custom-shape draw:style-name="gr2" draw:text-style-name="P4" svg:width="0.627cm" svg:height="0.627cm" svg:x="2.623cm" svg:y="0.88cm"><text:p text:style-name="P3">G3</text:p><draw:enhanced-geometry svg:viewBox="0 0 21600 21600" draw:type="rectangle" draw:enhanced-path="M 0 0 L 21600 0 21600 21600 0 21600 0 0 Z N"/></draw:custom-shape><draw:custom-shape draw:style-name="gr2" draw:text-style-name="P4" svg:width="0.627cm" svg:height="0.627cm" svg:x="3.249cm" svg:y="0.88cm"><text:p text:style-name="P3">G2</text:p><draw:enhanced-geometry svg:viewBox="0 0 21600 21600" draw:type="rectangle" draw:enhanced-path="M 0 0 L 21600 0 21600 21600 0 21600 0 0 Z N"/></draw:custom-shape><draw:custom-shape draw:style-name="gr2" draw:text-style-name="P4" svg:width="0.627cm" svg:height="0.627cm" svg:x="3.875cm" svg:y="0.88cm"><text:p text:style-name="P3">G1</text:p><draw:enhanced-geometry svg:viewBox="0 0 21600 21600" draw:type="rectangle" draw:enhanced-path="M 0 0 L 21600 0 21600 21600 0 21600 0 0 Z N"/></draw:custom-shape><draw:custom-shape draw:style-name="gr2" draw:text-style-name="P4" svg:width="0.627cm" svg:height="0.627cm" svg:x="4.501cm" svg:y="0.88cm"><text:p text:style-name="P3">G0</text:p><draw:enhanced-geometry svg:viewBox="0 0 21600 21600" draw:type="rectangle" draw:enhanced-path="M 0 0 L 21600 0 21600 21600 0 21600 0 0 Z N"/></draw:custom-shape><draw:custom-shape draw:style-name="gr3" draw:text-style-name="P5" svg:width="0.627cm" svg:height="0.627cm" svg:x="5.127cm" svg:y="0.88cm"><text:p text:style-name="P3">R7</text:p><draw:enhanced-geometry svg:viewBox="0 0 21600 21600" draw:type="rectangle" draw:enhanced-path="M 0 0 L 21600 0 21600 21600 0 21600 0 0 Z N"/></draw:custom-shape><draw:custom-shape draw:style-name="gr3" draw:text-style-name="P5" svg:width="0.627cm" svg:height="0.627cm" svg:x="5.754cm" svg:y="0.88cm"><text:p text:style-name="P3">R6</text:p><draw:enhanced-geometry svg:viewBox="0 0 21600 21600" draw:type="rectangle" draw:enhanced-path="M 0 0 L 21600 0 21600 21600 0 21600 0 0 Z N"/></draw:custom-shape><draw:custom-shape draw:style-name="gr3" draw:text-style-name="P5" svg:width="0.627cm" svg:height="0.627cm" svg:x="6.38cm" svg:y="0.88cm"><text:p text:style-name="P3">R5</text:p><draw:enhanced-geometry svg:viewBox="0 0 21600 21600" draw:type="rectangle" draw:enhanced-path="M 0 0 L 21600 0 21600 21600 0 21600 0 0 Z N"/></draw:custom-shape><draw:custom-shape draw:style-name="gr3" draw:text-style-name="P5" svg:width="0.627cm" svg:height="0.627cm" svg:x="7.006cm" svg:y="0.88cm"><text:p text:style-name="P3">R4</text:p><draw:enhanced-geometry svg:viewBox="0 0 21600 21600" draw:type="rectangle" draw:enhanced-path="M 0 0 L 21600 0 21600 21600 0 21600 0 0 Z N"/></draw:custom-shape><draw:custom-shape draw:style-name="gr3" draw:text-style-name="P5" svg:width="0.627cm" svg:height="0.627cm" svg:x="7.632cm" svg:y="0.88cm"><text:p text:style-name="P3">R3</text:p><draw:enhanced-geometry svg:viewBox="0 0 21600 21600" draw:type="rectangle" draw:enhanced-path="M 0 0 L 21600 0 21600 21600 0 21600 0 0 Z N"/></draw:custom-shape><draw:custom-shape draw:style-name="gr3" draw:text-style-name="P5" svg:width="0.627cm" svg:height="0.627cm" svg:x="8.258cm" svg:y="0.88cm"><text:p text:style-name="P3">R2</text:p><draw:enhanced-geometry svg:viewBox="0 0 21600 21600" draw:type="rectangle" draw:enhanced-path="M 0 0 L 21600 0 21600 21600 0 21600 0 0 Z N"/></draw:custom-shape><draw:custom-shape draw:style-name="gr3" draw:text-style-name="P5" svg:width="0.627cm" svg:height="0.627cm" svg:x="8.885cm" svg:y="0.88cm"><text:p text:style-name="P3">R1</text:p><draw:enhanced-geometry svg:viewBox="0 0 21600 21600" draw:type="rectangle" draw:enhanced-path="M 0 0 L 21600 0 21600 21600 0 21600 0 0 Z N"/></draw:custom-shape><draw:custom-shape draw:style-name="gr3" draw:text-style-name="P5" svg:width="0.627cm" svg:height="0.627cm" svg:x="9.511cm" svg:y="0.88cm"><text:p text:style-name="P3">R0</text:p><draw:enhanced-geometry svg:viewBox="0 0 21600 21600" draw:type="rectangle" draw:enhanced-path="M 0 0 L 21600 0 21600 21600 0 21600 0 0 Z N"/></draw:custom-shape><draw:custom-shape draw:style-name="gr4" draw:text-style-name="P6" svg:width="0.627cm" svg:height="0.627cm" svg:x="10.137cm" svg:y="0.88cm"><text:p text:style-name="P3">B7</text:p><draw:enhanced-geometry svg:viewBox="0 0 21600 21600" draw:type="rectangle" draw:enhanced-path="M 0 0 L 21600 0 21600 21600 0 21600 0 0 Z N"/></draw:custom-shape><draw:custom-shape draw:style-name="gr4" draw:text-style-name="P6" svg:width="0.627cm" svg:height="0.627cm" svg:x="10.763cm" svg:y="0.88cm"><text:p text:style-name="P3">B6</text:p><draw:enhanced-geometry svg:viewBox="0 0 21600 21600" draw:type="rectangle" draw:enhanced-path="M 0 0 L 21600 0 21600 21600 0 21600 0 0 Z N"/></draw:custom-shape><draw:custom-shape draw:style-name="gr4" draw:text-style-name="P6" svg:width="0.627cm" svg:height="0.627cm" svg:x="11.389cm" svg:y="0.88cm"><text:p text:style-name="P3">B5</text:p><draw:enhanced-geometry svg:viewBox="0 0 21600 21600" draw:type="rectangle" draw:enhanced-path="M 0 0 L 21600 0 21600 21600 0 21600 0 0 Z N"/></draw:custom-shape><draw:custom-shape draw:style-name="gr4" draw:text-style-name="P6" svg:width="0.627cm" svg:height="0.627cm" svg:x="12.015cm" svg:y="0.88cm"><text:p text:style-name="P3">B4</text:p><draw:enhanced-geometry svg:viewBox="0 0 21600 21600" draw:type="rectangle" draw:enhanced-path="M 0 0 L 21600 0 21600 21600 0 21600 0 0 Z N"/></draw:custom-shape><draw:custom-shape draw:style-name="gr4" draw:text-style-name="P6" svg:width="0.627cm" svg:height="0.627cm" svg:x="12.642cm" svg:y="0.88cm"><text:p text:style-name="P3">B3</text:p><draw:enhanced-geometry svg:viewBox="0 0 21600 21600" draw:type="rectangle" draw:enhanced-path="M 0 0 L 21600 0 21600 21600 0 21600 0 0 Z N"/></draw:custom-shape><draw:custom-shape draw:style-name="gr4" draw:text-style-name="P6" svg:width="0.627cm" svg:height="0.627cm" svg:x="13.268cm" svg:y="0.88cm"><text:p text:style-name="P3">B2</text:p><draw:enhanced-geometry svg:viewBox="0 0 21600 21600" draw:type="rectangle" draw:enhanced-path="M 0 0 L 21600 0 21600 21600 0 21600 0 0 Z N"/></draw:custom-shape><draw:custom-shape draw:style-name="gr4" draw:text-style-name="P6" svg:width="0.627cm" svg:height="0.627cm" svg:x="13.894cm" svg:y="0.88cm"><text:p text:style-name="P3">B1</text:p><draw:enhanced-geometry svg:viewBox="0 0 21600 21600" draw:type="rectangle" draw:enhanced-path="M 0 0 L 21600 0 21600 21600 0 21600 0 0 Z N"/></draw:custom-shape><draw:custom-shape draw:style-name="gr4" draw:text-style-name="P6" svg:width="0.627cm" svg:height="0.627cm" svg:x="14.52cm" svg:y="0.88cm"><text:p text:style-name="P3">B0</text:p><draw:enhanced-geometry svg:viewBox="0 0 21600 21600" draw:type="rectangle" draw:enhanced-path="M 0 0 L 21600 0 21600 21600 0 21600 0 0 Z N"/></draw:custom-shape></draw:g><draw:line text:anchor-type="paragraph" draw:z-index="1" draw:style-name="gr5" draw:text-style-name="P3" svg:x1="1.12cm" svg:y1="1.506cm" svg:x2="1.12cm" svg:y2="4.136cm"><text:p/></draw:line><draw:line text:anchor-type="paragraph" draw:z-index="2" draw:style-name="gr5" draw:text-style-name="P3" svg:x1="4.877cm" svg:y1="1.506cm" svg:x2="4.877cm" svg:y2="4.136cm"><text:p/></draw:line><draw:frame text:anchor-type="paragraph" draw:z-index="3" draw:style-name="gr6" draw:text-style-name="P7" svg:width="0.502cm" svg:height="0.877cm" svg:x="0.369cm" svg:y="1.757cm"><draw:text-box><text:p>1</text:p></draw:text-box></draw:frame><draw:frame text:anchor-type="paragraph" draw:z-index="4" draw:style-name="gr6" draw:text-style-name="P7" svg:width="0.502cm" svg:height="0.877cm" svg:x="4.501cm" svg:y="1.757cm"><draw:text-box><text:p>0</text:p></draw:text-box></draw:frame><draw:line text:anchor-type="paragraph" draw:z-index="5" draw:style-name="gr7" draw:text-style-name="P3" svg:x1="0.744cm" svg:y1="4.387cm" svg:x2="0.744cm" svg:y2="5.765cm"><text:p/></draw:line><draw:line text:anchor-type="paragraph" draw:z-index="6" draw:style-name="gr7" draw:text-style-name="P3" svg:x1="2.748cm" svg:y1="5.764cm" svg:x2="0.744cm" svg:y2="5.764cm"><text:p/></draw:line><draw:line text:anchor-type="paragraph" draw:z-index="7" draw:style-name="gr8" draw:text-style-name="P3" svg:x1="0.744cm" svg:y1="4.888cm" svg:x2="1.495cm" svg:y2="4.888cm"><text:p/></draw:line><draw:line text:anchor-type="paragraph" draw:z-index="8" draw:style-name="gr8" draw:text-style-name="P3" svg:x1="1.496cm" svg:y1="5.765cm" svg:x2="1.496cm" svg:y2="4.888cm"><text:p/></draw:line><draw:line text:anchor-type="paragraph" draw:z-index="9" draw:style-name="gr8" draw:text-style-name="P3" svg:x1="1.871cm" svg:y1="4.888cm" svg:x2="1.871cm" svg:y2="5.765cm"><text:p/></draw:line><draw:line text:anchor-type="paragraph" draw:z-index="10" draw:style-name="gr9" draw:text-style-name="P3" svg:x1="1.496cm" svg:y1="5.764cm" svg:x2="1.872cm" svg:y2="5.764cm"><text:p/></draw:line><draw:frame text:anchor-type="paragraph" draw:z-index="11" draw:style-name="gr10" draw:text-style-name="P7" svg:width="0.752cm" svg:height="0.752cm" svg:x="0.369cm" svg:y="4.136cm"><draw:text-box><text:p>V</text:p></draw:text-box></draw:frame><draw:line text:anchor-type="paragraph" draw:z-index="12" draw:style-name="gr8" draw:text-style-name="P3" svg:x1="4.001cm" svg:y1="4.888cm" svg:x2="4.377cm" svg:y2="4.888cm"><text:p/></draw:line><draw:line text:anchor-type="paragraph" draw:z-index="13" draw:style-name="gr8" draw:text-style-name="P3" svg:x1="4.376cm" svg:y1="5.765cm" svg:x2="4.376cm" svg:y2="4.888cm"><text:p/></draw:line><draw:line text:anchor-type="paragraph" draw:z-index="14" draw:style-name="gr8" draw:text-style-name="P3" svg:x1="5.128cm" svg:y1="4.888cm" svg:x2="5.128cm" svg:y2="5.765cm"><text:p/></draw:line><draw:line text:anchor-type="paragraph" draw:z-index="15" draw:style-name="gr8" draw:text-style-name="P3" svg:x1="4.376cm" svg:y1="5.764cm" svg:x2="5.127cm" svg:y2="5.764cm"><text:p/></draw:line><draw:frame text:anchor-type="paragraph" draw:z-index="16" draw:style-name="gr11" draw:text-style-name="P7" svg:width="0.376cm" svg:height="0.627cm" svg:x="5.378cm" svg:y="5.764cm"><draw:text-box><text:p>t</text:p></draw:text-box></draw:frame><draw:line text:anchor-type="paragraph" draw:z-index="17" draw:style-name="gr8" draw:text-style-name="P3" svg:x1="0.744cm" svg:y1="5.765cm" svg:x2="0.744cm" svg:y2="4.888cm"><text:p/></draw:line><draw:line text:anchor-type="paragraph" draw:z-index="18" draw:style-name="gr8" draw:text-style-name="P3" svg:x1="4.001cm" svg:y1="5.765cm" svg:x2="4.001cm" svg:y2="4.888cm"><text:p/></draw:line><draw:line text:anchor-type="paragraph" draw:z-index="19" draw:style-name="gr7" draw:text-style-name="P3" svg:x1="5.504cm" svg:y1="5.764cm" svg:x2="3.625cm" svg:y2="5.764cm"><text:p/></draw:line><draw:line text:anchor-type="paragraph" draw:z-index="20" draw:style-name="gr12" draw:text-style-name="P3" svg:x1="3.625cm" svg:y1="5.764cm" svg:x2="2.748cm" svg:y2="5.764cm"><text:p/></draw:line><draw:frame text:anchor-type="paragraph" draw:z-index="21" draw:style-name="gr11" draw:text-style-name="P7" svg:width="6.513cm" svg:height="0.627cm" svg:x="8.384cm" svg:y="0.254cm"><draw:text-box><text:p>Application representation</text:p></draw:text-box></draw:frame><draw:frame text:anchor-type="paragraph" draw:z-index="22" draw:style-name="gr11" draw:text-style-name="P7" svg:width="6.513cm" svg:height="0.627cm" svg:x="8.384cm" svg:y="5.138cm"><draw:text-box><text:p>Desired WS2812B representation </text:p></draw:text-box></draw:frame><draw:line text:anchor-type="paragraph" draw:z-index="23" draw:style-name="gr7" draw:text-style-name="P3" svg:x1="0.744cm" svg:y1="7.017cm" svg:x2="0.744cm" svg:y2="8.395cm"><text:p/></draw:line><draw:line text:anchor-type="paragraph" draw:z-index="24" draw:style-name="gr7" draw:text-style-name="P3" svg:x1="2.748cm" svg:y1="8.394cm" svg:x2="0.744cm" svg:y2="8.394cm"><text:p/></draw:line><draw:line text:anchor-type="paragraph" draw:z-index="25" draw:style-name="gr8" draw:text-style-name="P3" svg:x1="0.744cm" svg:y1="7.518cm" svg:x2="1.495cm" svg:y2="7.518cm"><text:p/></draw:line><draw:line text:anchor-type="paragraph" draw:z-index="26" draw:style-name="gr8" draw:text-style-name="P3" svg:x1="1.12cm" svg:y1="8.395cm" svg:x2="1.12cm" svg:y2="7.518cm"><text:p/></draw:line><draw:line text:anchor-type="paragraph" draw:z-index="27" draw:style-name="gr8" draw:text-style-name="P3" svg:x1="1.871cm" svg:y1="7.518cm" svg:x2="1.871cm" svg:y2="8.395cm"><text:p/></draw:line><draw:line text:anchor-type="paragraph" draw:z-index="28" draw:style-name="gr9" draw:text-style-name="P3" svg:x1="1.496cm" svg:y1="8.394cm" svg:x2="1.872cm" svg:y2="8.394cm"><text:p/></draw:line><draw:frame text:anchor-type="paragraph" draw:z-index="29" draw:style-name="gr10" draw:text-style-name="P7" svg:width="0.752cm" svg:height="0.752cm" svg:x="0.369cm" svg:y="6.766cm"><draw:text-box><text:p>V</text:p></draw:text-box></draw:frame><draw:line text:anchor-type="paragraph" draw:z-index="30" draw:style-name="gr8" draw:text-style-name="P3" svg:x1="4.001cm" svg:y1="7.518cm" svg:x2="4.377cm" svg:y2="7.518cm"><text:p/></draw:line><draw:line text:anchor-type="paragraph" draw:z-index="31" draw:style-name="gr8" draw:text-style-name="P3" svg:x1="4.376cm" svg:y1="8.395cm" svg:x2="4.376cm" svg:y2="7.518cm"><text:p/></draw:line><draw:line text:anchor-type="paragraph" draw:z-index="32" draw:style-name="gr8" draw:text-style-name="P3" svg:x1="5.128cm" svg:y1="7.518cm" svg:x2="5.128cm" svg:y2="8.395cm"><text:p/></draw:line><draw:line text:anchor-type="paragraph" draw:z-index="33" draw:style-name="gr8" draw:text-style-name="P3" svg:x1="4.376cm" svg:y1="8.394cm" svg:x2="5.127cm" svg:y2="8.394cm"><text:p/></draw:line><draw:frame text:anchor-type="paragraph" draw:z-index="34" draw:style-name="gr11" draw:text-style-name="P7" svg:width="0.376cm" svg:height="0.627cm" svg:x="5.378cm" svg:y="8.394cm"><draw:text-box><text:p>t</text:p></draw:text-box></draw:frame><draw:line text:anchor-type="paragraph" draw:z-index="35" draw:style-name="gr8" draw:text-style-name="P3" svg:x1="0.744cm" svg:y1="8.395cm" svg:x2="0.744cm" svg:y2="7.518cm"><text:p/></draw:line><draw:line text:anchor-type="paragraph" draw:z-index="36" draw:style-name="gr8" draw:text-style-name="P3" svg:x1="4.001cm" svg:y1="8.395cm" svg:x2="4.001cm" svg:y2="7.518cm"><text:p/></draw:line><draw:line text:anchor-type="paragraph" draw:z-index="37" draw:style-name="gr7" draw:text-style-name="P3" svg:x1="5.504cm" svg:y1="8.394cm" svg:x2="3.625cm" svg:y2="8.394cm"><text:p/></draw:line><draw:line text:anchor-type="paragraph" draw:z-index="38" draw:style-name="gr12" draw:text-style-name="P3" svg:x1="3.625cm" svg:y1="8.394cm" svg:x2="2.748cm" svg:y2="8.394cm"><text:p/></draw:line><draw:frame text:anchor-type="paragraph" draw:z-index="39" draw:style-name="gr11" draw:text-style-name="P7" svg:width="6.513cm" svg:height="0.627cm" svg:x="8.384cm" svg:y="7.768cm"><draw:text-box><text:p>SPI representation </text:p></draw:text-box></draw:frame><draw:line text:anchor-type="paragraph" draw:z-index="40" draw:style-name="gr8" draw:text-style-name="P3" svg:x1="1.496cm" svg:y1="8.395cm" svg:x2="1.496cm" svg:y2="7.518cm"><text:p/></draw:line><draw:line text:anchor-type="paragraph" draw:z-index="41" draw:style-name="gr8" draw:text-style-name="P3" svg:x1="4.752cm" svg:y1="8.394cm" svg:x2="4.752cm" svg:y2="8.269cm"><text:p/></draw:line><draw:frame text:anchor-type="paragraph" draw:z-index="42" draw:style-name="gr13" draw:text-style-name="P7" svg:width="0.251cm" svg:height="0.489cm" svg:x="0.87cm" svg:y="8.407cm"><draw:text-box><text:p>1</text:p></draw:text-box></draw:frame><draw:frame text:anchor-type="paragraph" draw:z-index="43" draw:style-name="gr13" draw:text-style-name="P7" svg:width="0.251cm" svg:height="0.489cm" svg:x="1.245cm" svg:y="8.407cm"><draw:text-box><text:p>1</text:p></draw:text-box></draw:frame><draw:frame text:anchor-type="paragraph" draw:z-index="44" draw:style-name="gr13" draw:text-style-name="P7" svg:width="0.251cm" svg:height="0.489cm" svg:x="4.126cm" svg:y="8.407cm"><draw:text-box><text:p>1</text:p></draw:text-box></draw:frame><draw:frame text:anchor-type="paragraph" draw:z-index="45" draw:style-name="gr13" draw:text-style-name="P7" svg:width="0.251cm" svg:height="0.489cm" svg:x="1.621cm" svg:y="8.407cm"><draw:text-box><text:p>0</text:p></draw:text-box></draw:frame><draw:frame text:anchor-type="paragraph" draw:z-index="46" draw:style-name="gr13" draw:text-style-name="P7" svg:width="0.251cm" svg:height="0.489cm" svg:x="4.501cm" svg:y="8.407cm"><draw:text-box><text:p>0</text:p></draw:text-box></draw:frame><draw:frame text:anchor-type="paragraph" draw:z-index="47" draw:style-name="gr13" draw:text-style-name="P7" svg:width="0.251cm" svg:height="0.489cm" svg:x="4.877cm" svg:y="8.407cm"><draw:text-box><text:p>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WS2812B Logic 1: </text:p>
      <text:p text:style-name="P1"><text:tab/>A high pulse of 0.8us +/-150ns</text:p>
      <text:p text:style-name="P1"><text:tab/>A low pulse of 0.4us +/-150ns</text:p>
      <text:p text:style-name="P1">Total width : 1.25us +/-600ns</text:p>
      <text:p text:style-name="P1"/>
      <text:p text:style-name="P1">WS2812B Logic 0: </text:p>
      <text:p text:style-name="P1"><text:tab/>A high pulse of 0.4us +/-150ns</text:p>
      <text:p text:style-name="P1"><text:tab/>A low pulse of 0.8us +/-150ns</text:p>
      <text:p text:style-name="P1">Total width : 1.25us +/-600ns</text:p>
      <text:p text:style-name="P1"/>
      <text:p text:style-name="P2">If the SPI bus is run at 3MHz, one SPI bit lasts 0.333us, two SPI bits take 0.667us. <text:s/>These times are within the WS2812B specification for narrow and wide pulse widths. <text:s/>A colour bit value of '1' in the application layer is mapped to an SPI bit pattern of '110'; while a colour bit value of '0' in the application layer is mapped to an SPI bit pattern of '100'. <text:s/>Each application colour byte therefore maps to 3 SPI bytes. <text:s/>A 3 byte Green-Red-Blue colour value in the application layer is converted to a 9 byte SPI sequence and output to the WS2812B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8T16:23:11.115693291</meta:creation-date>
    <dc:date>2016-04-08T18:00:23.642201307</dc:date>
    <meta:editing-duration>PT1H21M56S</meta:editing-duration>
    <meta:editing-cycles>5</meta:editing-cycles>
    <meta:generator>LibreOffice/5.0.5.2$Linux_X86_64 LibreOffice_project/00m0$Build-2</meta:generator>
    <meta:document-statistic meta:table-count="0" meta:image-count="0" meta:object-count="0" meta:page-count="1" meta:paragraph-count="9" meta:word-count="143" meta:character-count="764" meta:non-whitespace-character-count="620"/>
  </office:meta>
</office:document-meta>
</file>